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8.61pt" svg:height="460.8pt" svg:x="7.23pt" svg:y="500.6pt">
            <loext:p draw:notify-on-update-of-ranges="Sheet1.A1:Sheet1.A1 Sheet1.B2:Sheet1.B32 Sheet1.H1:Sheet1.H1 Sheet1.I2:Sheet1.I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2.98pt" svg:height="460.77pt" svg:x="28.29pt" svg:y="1482.04pt">
            <loext:p draw:notify-on-update-of-ranges="Sheet1.A1:Sheet1.A1 Sheet1.C2:Sheet1.C31 Sheet1.H1:Sheet1.H1 Sheet1.J2:Sheet1.J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93.04pt" svg:height="460.8pt" svg:x="627pt" svg:y="1315.93pt">
            <loext:p draw:notify-on-update-of-ranges="Sheet1.A1:Sheet1.A1 Sheet1.E2:Sheet1.E31 Sheet1.H1:Sheet1.H1 Sheet1.L2:Sheet1.L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ouble CPU</text:p>
          </table:table-cell>
          <table:table-cell table:number-columns-repeated="2"/>
          <table:table-cell office:value-type="string" calcext:value-type="string">
            <text:p>CUDA1.0</text:p>
          </table:table-cell>
          <table:table-cell/>
          <table:table-cell office:value-type="string" calcext:value-type="string">
            <text:p>CUDA2.0</text:p>
          </table:table-cell>
          <table:table-cell/>
          <table:table-cell office:value-type="string" calcext:value-type="string">
            <text:p>Float CP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43789763" calcext:value-type="float">
            <text:p>0.3743789763</text:p>
          </table:table-cell>
          <table:table-cell office:value-type="float" office:value="4.5980374788" calcext:value-type="float">
            <text:p>4.5980374788</text:p>
          </table:table-cell>
          <table:table-cell office:value-type="float" office:value="0.3743574023" calcext:value-type="float">
            <text:p>0.3743574023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0.3743573129" calcext:value-type="float">
            <text:p>0.3743573129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1" calcext:value-type="float">
            <text:p>1</text:p>
          </table:table-cell>
          <table:table-cell office:value-type="float" office:value="0.3743573427" calcext:value-type="float">
            <text:p>0.3743573427</text:p>
          </table:table-cell>
          <table:table-cell office:value-type="float" office:value="4.5980377197" calcext:value-type="float">
            <text:p>4.5980377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4672626" calcext:value-type="float">
            <text:p>0.1674672626</text:p>
          </table:table-cell>
          <table:table-cell office:value-type="float" office:value="2.9029920372" calcext:value-type="float">
            <text:p>2.9029920372</text:p>
          </table:table-cell>
          <table:table-cell office:value-type="float" office:value="0.1674589217" calcext:value-type="float">
            <text:p>0.1674589217</text:p>
          </table:table-cell>
          <table:table-cell office:value-type="float" office:value="2.9030005932" calcext:value-type="float">
            <text:p>2.9030005932</text:p>
          </table:table-cell>
          <table:table-cell office:value-type="float" office:value="0.1674589962" calcext:value-type="float">
            <text:p>0.1674589962</text:p>
          </table:table-cell>
          <table:table-cell office:value-type="float" office:value="2.9030013084" calcext:value-type="float">
            <text:p>2.9030013084</text:p>
          </table:table-cell>
          <table:table-cell office:value-type="float" office:value="2" calcext:value-type="float">
            <text:p>2</text:p>
          </table:table-cell>
          <table:table-cell office:value-type="float" office:value="0.1674589515" calcext:value-type="float">
            <text:p>0.1674589515</text:p>
          </table:table-cell>
          <table:table-cell office:value-type="float" office:value="2.9030013084" calcext:value-type="float">
            <text:p>2.90300130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3523549" calcext:value-type="float">
            <text:p>0.1343523549</text:p>
          </table:table-cell>
          <table:table-cell office:value-type="float" office:value="2.8990619617" calcext:value-type="float">
            <text:p>2.8990619617</text:p>
          </table:table-cell>
          <table:table-cell office:value-type="float" office:value="0.1343472749" calcext:value-type="float">
            <text:p>0.1343472749</text:p>
          </table:table-cell>
          <table:table-cell office:value-type="float" office:value="2.8990666866" calcext:value-type="float">
            <text:p>2.8990666866</text:p>
          </table:table-cell>
          <table:table-cell office:value-type="float" office:value="0.1343473047" calcext:value-type="float">
            <text:p>0.1343473047</text:p>
          </table:table-cell>
          <table:table-cell office:value-type="float" office:value="2.899066925" calcext:value-type="float">
            <text:p>2.899066925</text:p>
          </table:table-cell>
          <table:table-cell office:value-type="float" office:value="3" calcext:value-type="float">
            <text:p>3</text:p>
          </table:table-cell>
          <table:table-cell office:value-type="float" office:value="0.1343473196" calcext:value-type="float">
            <text:p>0.1343473196</text:p>
          </table:table-cell>
          <table:table-cell office:value-type="float" office:value="2.8990671635" calcext:value-type="float">
            <text:p>2.8990671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59298578" calcext:value-type="float">
            <text:p>0.1159298578</text:p>
          </table:table-cell>
          <table:table-cell office:value-type="float" office:value="2.8675186743" calcext:value-type="float">
            <text:p>2.8675186743</text:p>
          </table:table-cell>
          <table:table-cell office:value-type="float" office:value="0.115924038" calcext:value-type="float">
            <text:p>0.115924038</text:p>
          </table:table-cell>
          <table:table-cell office:value-type="float" office:value="2.867549181" calcext:value-type="float">
            <text:p>2.867549181</text:p>
          </table:table-cell>
          <table:table-cell office:value-type="float" office:value="0.1159240156" calcext:value-type="float">
            <text:p>0.1159240156</text:p>
          </table:table-cell>
          <table:table-cell office:value-type="float" office:value="2.8675496578" calcext:value-type="float">
            <text:p>2.8675496578</text:p>
          </table:table-cell>
          <table:table-cell office:value-type="float" office:value="4" calcext:value-type="float">
            <text:p>4</text:p>
          </table:table-cell>
          <table:table-cell office:value-type="float" office:value="0.1159240231" calcext:value-type="float">
            <text:p>0.1159240231</text:p>
          </table:table-cell>
          <table:table-cell office:value-type="float" office:value="2.8675496578" calcext:value-type="float">
            <text:p>2.86754965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2595606" calcext:value-type="float">
            <text:p>0.1032595606</text:p>
          </table:table-cell>
          <table:table-cell office:value-type="float" office:value="2.8682161141" calcext:value-type="float">
            <text:p>2.8682161141</text:p>
          </table:table-cell>
          <table:table-cell office:value-type="float" office:value="0.1032543108" calcext:value-type="float">
            <text:p>0.1032543108</text:p>
          </table:table-cell>
          <table:table-cell office:value-type="float" office:value="2.8682990074" calcext:value-type="float">
            <text:p>2.8682990074</text:p>
          </table:table-cell>
          <table:table-cell office:value-type="float" office:value="0.1032543555" calcext:value-type="float">
            <text:p>0.1032543555</text:p>
          </table:table-cell>
          <table:table-cell office:value-type="float" office:value="2.8682999611" calcext:value-type="float">
            <text:p>2.8682999611</text:p>
          </table:table-cell>
          <table:table-cell office:value-type="float" office:value="5" calcext:value-type="float">
            <text:p>5</text:p>
          </table:table-cell>
          <table:table-cell office:value-type="float" office:value="0.1032543182" calcext:value-type="float">
            <text:p>0.1032543182</text:p>
          </table:table-cell>
          <table:table-cell office:value-type="float" office:value="2.8683001995" calcext:value-type="float">
            <text:p>2.8683001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36879536" calcext:value-type="float">
            <text:p>0.0936879536</text:p>
          </table:table-cell>
          <table:table-cell office:value-type="float" office:value="2.8624362155" calcext:value-type="float">
            <text:p>2.8624362155</text:p>
          </table:table-cell>
          <table:table-cell office:value-type="float" office:value="0.0936818197" calcext:value-type="float">
            <text:p>0.0936818197</text:p>
          </table:table-cell>
          <table:table-cell office:value-type="float" office:value="2.8625369072" calcext:value-type="float">
            <text:p>2.8625369072</text:p>
          </table:table-cell>
          <table:table-cell office:value-type="float" office:value="0.0936818048" calcext:value-type="float">
            <text:p>0.0936818048</text:p>
          </table:table-cell>
          <table:table-cell office:value-type="float" office:value="2.8625378609" calcext:value-type="float">
            <text:p>2.8625378609</text:p>
          </table:table-cell>
          <table:table-cell office:value-type="float" office:value="6" calcext:value-type="float">
            <text:p>6</text:p>
          </table:table-cell>
          <table:table-cell office:value-type="float" office:value="0.0936818197" calcext:value-type="float">
            <text:p>0.0936818197</text:p>
          </table:table-cell>
          <table:table-cell office:value-type="float" office:value="2.8625369072" calcext:value-type="float">
            <text:p>2.8625369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61021216" calcext:value-type="float">
            <text:p>0.0861021216</text:p>
          </table:table-cell>
          <table:table-cell office:value-type="float" office:value="2.8459126271" calcext:value-type="float">
            <text:p>2.8459126271</text:p>
          </table:table-cell>
          <table:table-cell office:value-type="float" office:value="0.0860973448" calcext:value-type="float">
            <text:p>0.0860973448</text:p>
          </table:table-cell>
          <table:table-cell office:value-type="float" office:value="2.8460328579" calcext:value-type="float">
            <text:p>2.8460328579</text:p>
          </table:table-cell>
          <table:table-cell office:value-type="float" office:value="0.0860973373" calcext:value-type="float">
            <text:p>0.0860973373</text:p>
          </table:table-cell>
          <table:table-cell office:value-type="float" office:value="2.8460342884" calcext:value-type="float">
            <text:p>2.8460342884</text:p>
          </table:table-cell>
          <table:table-cell office:value-type="float" office:value="7" calcext:value-type="float">
            <text:p>7</text:p>
          </table:table-cell>
          <table:table-cell office:value-type="float" office:value="0.0860973224" calcext:value-type="float">
            <text:p>0.0860973224</text:p>
          </table:table-cell>
          <table:table-cell office:value-type="float" office:value="2.8460333347" calcext:value-type="float">
            <text:p>2.8460333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98598939" calcext:value-type="float">
            <text:p>0.0798598939</text:p>
          </table:table-cell>
          <table:table-cell office:value-type="float" office:value="2.822093982" calcext:value-type="float">
            <text:p>2.822093982</text:p>
          </table:table-cell>
          <table:table-cell office:value-type="float" office:value="0.0798557475" calcext:value-type="float">
            <text:p>0.0798557475</text:p>
          </table:table-cell>
          <table:table-cell office:value-type="float" office:value="2.8222463131" calcext:value-type="float">
            <text:p>2.8222463131</text:p>
          </table:table-cell>
          <table:table-cell office:value-type="float" office:value="0.079855755" calcext:value-type="float">
            <text:p>0.079855755</text:p>
          </table:table-cell>
          <table:table-cell office:value-type="float" office:value="2.8222475052" calcext:value-type="float">
            <text:p>2.8222475052</text:p>
          </table:table-cell>
          <table:table-cell office:value-type="float" office:value="8" calcext:value-type="float">
            <text:p>8</text:p>
          </table:table-cell>
          <table:table-cell office:value-type="float" office:value="0.0798557028" calcext:value-type="float">
            <text:p>0.0798557028</text:p>
          </table:table-cell>
          <table:table-cell office:value-type="float" office:value="2.8222472668" calcext:value-type="float">
            <text:p>2.8222472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5426304" calcext:value-type="float">
            <text:p>0.0745426304</text:p>
          </table:table-cell>
          <table:table-cell office:value-type="float" office:value="2.7902554844" calcext:value-type="float">
            <text:p>2.7902554844</text:p>
          </table:table-cell>
          <table:table-cell office:value-type="float" office:value="0.0745388865" calcext:value-type="float">
            <text:p>0.0745388865</text:p>
          </table:table-cell>
          <table:table-cell office:value-type="float" office:value="2.7904500961" calcext:value-type="float">
            <text:p>2.7904500961</text:p>
          </table:table-cell>
          <table:table-cell office:value-type="float" office:value="0.0745388865" calcext:value-type="float">
            <text:p>0.0745388865</text:p>
          </table:table-cell>
          <table:table-cell office:value-type="float" office:value="2.7904520035" calcext:value-type="float">
            <text:p>2.7904520035</text:p>
          </table:table-cell>
          <table:table-cell office:value-type="float" office:value="9" calcext:value-type="float">
            <text:p>9</text:p>
          </table:table-cell>
          <table:table-cell office:value-type="float" office:value="0.0745388567" calcext:value-type="float">
            <text:p>0.0745388567</text:p>
          </table:table-cell>
          <table:table-cell office:value-type="float" office:value="2.7904520035" calcext:value-type="float">
            <text:p>2.7904520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9093992" calcext:value-type="float">
            <text:p>0.0699093992</text:p>
          </table:table-cell>
          <table:table-cell office:value-type="float" office:value="2.7461799172" calcext:value-type="float">
            <text:p>2.7461799172</text:p>
          </table:table-cell>
          <table:table-cell office:value-type="float" office:value="0.0699063987" calcext:value-type="float">
            <text:p>0.0699063987</text:p>
          </table:table-cell>
          <table:table-cell office:value-type="float" office:value="2.74644804" calcext:value-type="float">
            <text:p>2.74644804</text:p>
          </table:table-cell>
          <table:table-cell office:value-type="float" office:value="0.0699064061" calcext:value-type="float">
            <text:p>0.0699064061</text:p>
          </table:table-cell>
          <table:table-cell office:value-type="float" office:value="2.7464494705" calcext:value-type="float">
            <text:p>2.7464494705</text:p>
          </table:table-cell>
          <table:table-cell office:value-type="float" office:value="10" calcext:value-type="float">
            <text:p>10</text:p>
          </table:table-cell>
          <table:table-cell office:value-type="float" office:value="0.069906354" calcext:value-type="float">
            <text:p>0.069906354</text:p>
          </table:table-cell>
          <table:table-cell office:value-type="float" office:value="2.7464497089" calcext:value-type="float">
            <text:p>2.74644970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58310457" calcext:value-type="float">
            <text:p>0.0658310457</text:p>
          </table:table-cell>
          <table:table-cell office:value-type="float" office:value="2.6814479541" calcext:value-type="float">
            <text:p>2.6814479541</text:p>
          </table:table-cell>
          <table:table-cell office:value-type="float" office:value="0.0658279061" calcext:value-type="float">
            <text:p>0.0658279061</text:p>
          </table:table-cell>
          <table:table-cell office:value-type="float" office:value="2.6818311214" calcext:value-type="float">
            <text:p>2.6818311214</text:p>
          </table:table-cell>
          <table:table-cell office:value-type="float" office:value="0.0658279136" calcext:value-type="float">
            <text:p>0.0658279136</text:p>
          </table:table-cell>
          <table:table-cell office:value-type="float" office:value="2.6818330288" calcext:value-type="float">
            <text:p>2.6818330288</text:p>
          </table:table-cell>
          <table:table-cell office:value-type="float" office:value="11" calcext:value-type="float">
            <text:p>11</text:p>
          </table:table-cell>
          <table:table-cell office:value-type="float" office:value="0.065827921" calcext:value-type="float">
            <text:p>0.065827921</text:p>
          </table:table-cell>
          <table:table-cell office:value-type="float" office:value="2.6818344593" calcext:value-type="float">
            <text:p>2.6818344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22240784" calcext:value-type="float">
            <text:p>0.0622240784</text:p>
          </table:table-cell>
          <table:table-cell office:value-type="float" office:value="2.585156625" calcext:value-type="float">
            <text:p>2.585156625</text:p>
          </table:table-cell>
          <table:table-cell office:value-type="float" office:value="0.0622212403" calcext:value-type="float">
            <text:p>0.0622212403</text:p>
          </table:table-cell>
          <table:table-cell office:value-type="float" office:value="2.5857303143" calcext:value-type="float">
            <text:p>2.5857303143</text:p>
          </table:table-cell>
          <table:table-cell office:value-type="float" office:value="0.0622212701" calcext:value-type="float">
            <text:p>0.0622212701</text:p>
          </table:table-cell>
          <table:table-cell office:value-type="float" office:value="2.5857326984" calcext:value-type="float">
            <text:p>2.5857326984</text:p>
          </table:table-cell>
          <table:table-cell office:value-type="float" office:value="12" calcext:value-type="float">
            <text:p>12</text:p>
          </table:table-cell>
          <table:table-cell office:value-type="float" office:value="0.0622212254" calcext:value-type="float">
            <text:p>0.0622212254</text:p>
          </table:table-cell>
          <table:table-cell office:value-type="float" office:value="2.5857336521" calcext:value-type="float">
            <text:p>2.5857336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90120519" calcext:value-type="float">
            <text:p>0.0590120519</text:p>
          </table:table-cell>
          <table:table-cell office:value-type="float" office:value="2.4501551153" calcext:value-type="float">
            <text:p>2.4501551153</text:p>
          </table:table-cell>
          <table:table-cell office:value-type="float" office:value="0.0590097345" calcext:value-type="float">
            <text:p>0.0590097345</text:p>
          </table:table-cell>
          <table:table-cell office:value-type="float" office:value="2.4509854317" calcext:value-type="float">
            <text:p>2.4509854317</text:p>
          </table:table-cell>
          <table:table-cell office:value-type="float" office:value="0.0590097383" calcext:value-type="float">
            <text:p>0.0590097383</text:p>
          </table:table-cell>
          <table:table-cell office:value-type="float" office:value="2.450987339" calcext:value-type="float">
            <text:p>2.450987339</text:p>
          </table:table-cell>
          <table:table-cell office:value-type="float" office:value="13" calcext:value-type="float">
            <text:p>13</text:p>
          </table:table-cell>
          <table:table-cell office:value-type="float" office:value="0.0590097494" calcext:value-type="float">
            <text:p>0.0590097494</text:p>
          </table:table-cell>
          <table:table-cell office:value-type="float" office:value="2.4509906769" calcext:value-type="float">
            <text:p>2.4509906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1279418" calcext:value-type="float">
            <text:p>0.0561279418</text:p>
          </table:table-cell>
          <table:table-cell office:value-type="float" office:value="2.3018385229" calcext:value-type="float">
            <text:p>2.3018385229</text:p>
          </table:table-cell>
          <table:table-cell office:value-type="float" office:value="0.0561259091" calcext:value-type="float">
            <text:p>0.0561259091</text:p>
          </table:table-cell>
          <table:table-cell office:value-type="float" office:value="2.3028247356" calcext:value-type="float">
            <text:p>2.3028247356</text:p>
          </table:table-cell>
          <table:table-cell office:value-type="float" office:value="0.0561259203" calcext:value-type="float">
            <text:p>0.0561259203</text:p>
          </table:table-cell>
          <table:table-cell office:value-type="float" office:value="2.3028233051" calcext:value-type="float">
            <text:p>2.3028233051</text:p>
          </table:table-cell>
          <table:table-cell office:value-type="float" office:value="14" calcext:value-type="float">
            <text:p>14</text:p>
          </table:table-cell>
          <table:table-cell office:value-type="float" office:value="0.0561259165" calcext:value-type="float">
            <text:p>0.0561259165</text:p>
          </table:table-cell>
          <table:table-cell office:value-type="float" office:value="2.3028249741" calcext:value-type="float">
            <text:p>2.3028249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5153913" calcext:value-type="float">
            <text:p>0.0535153913</text:p>
          </table:table-cell>
          <table:table-cell office:value-type="float" office:value="2.2348764236" calcext:value-type="float">
            <text:p>2.2348764236</text:p>
          </table:table-cell>
          <table:table-cell office:value-type="float" office:value="0.0535138026" calcext:value-type="float">
            <text:p>0.0535138026</text:p>
          </table:table-cell>
          <table:table-cell office:value-type="float" office:value="2.2358033657" calcext:value-type="float">
            <text:p>2.2358033657</text:p>
          </table:table-cell>
          <table:table-cell office:value-type="float" office:value="0.0535137951" calcext:value-type="float">
            <text:p>0.0535137951</text:p>
          </table:table-cell>
          <table:table-cell office:value-type="float" office:value="2.2358012199" calcext:value-type="float">
            <text:p>2.2358012199</text:p>
          </table:table-cell>
          <table:table-cell office:value-type="float" office:value="15" calcext:value-type="float">
            <text:p>15</text:p>
          </table:table-cell>
          <table:table-cell office:value-type="float" office:value="0.053513784" calcext:value-type="float">
            <text:p>0.053513784</text:p>
          </table:table-cell>
          <table:table-cell office:value-type="float" office:value="2.2358043194" calcext:value-type="float">
            <text:p>2.2358043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11339743" calcext:value-type="float">
            <text:p>0.0511339743</text:p>
          </table:table-cell>
          <table:table-cell office:value-type="float" office:value="2.1779988156" calcext:value-type="float">
            <text:p>2.1779988156</text:p>
          </table:table-cell>
          <table:table-cell office:value-type="float" office:value="0.0511324778" calcext:value-type="float">
            <text:p>0.0511324778</text:p>
          </table:table-cell>
          <table:table-cell office:value-type="float" office:value="2.1788406372" calcext:value-type="float">
            <text:p>2.1788406372</text:p>
          </table:table-cell>
          <table:table-cell office:value-type="float" office:value="0.0511324666" calcext:value-type="float">
            <text:p>0.0511324666</text:p>
          </table:table-cell>
          <table:table-cell office:value-type="float" office:value="2.1788389683" calcext:value-type="float">
            <text:p>2.1788389683</text:p>
          </table:table-cell>
          <table:table-cell office:value-type="float" office:value="16" calcext:value-type="float">
            <text:p>16</text:p>
          </table:table-cell>
          <table:table-cell office:value-type="float" office:value="0.0511324815" calcext:value-type="float">
            <text:p>0.0511324815</text:p>
          </table:table-cell>
          <table:table-cell office:value-type="float" office:value="2.1788415909" calcext:value-type="float">
            <text:p>2.1788415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9557132" calcext:value-type="float">
            <text:p>0.0489557132</text:p>
          </table:table-cell>
          <table:table-cell office:value-type="float" office:value="2.1309310425" calcext:value-type="float">
            <text:p>2.1309310425</text:p>
          </table:table-cell>
          <table:table-cell office:value-type="float" office:value="0.04895439" calcext:value-type="float">
            <text:p>0.04895439</text:p>
          </table:table-cell>
          <table:table-cell office:value-type="float" office:value="2.13169837" calcext:value-type="float">
            <text:p>2.13169837</text:p>
          </table:table-cell>
          <table:table-cell office:value-type="float" office:value="0.0489544049" calcext:value-type="float">
            <text:p>0.0489544049</text:p>
          </table:table-cell>
          <table:table-cell office:value-type="float" office:value="2.1316978931" calcext:value-type="float">
            <text:p>2.1316978931</text:p>
          </table:table-cell>
          <table:table-cell office:value-type="float" office:value="17" calcext:value-type="float">
            <text:p>17</text:p>
          </table:table-cell>
          <table:table-cell office:value-type="float" office:value="0.0489544161" calcext:value-type="float">
            <text:p>0.0489544161</text:p>
          </table:table-cell>
          <table:table-cell office:value-type="float" office:value="2.1316993237" calcext:value-type="float">
            <text:p>2.13169932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9564665" calcext:value-type="float">
            <text:p>0.0469564665</text:p>
          </table:table-cell>
          <table:table-cell office:value-type="float" office:value="2.0913235751" calcext:value-type="float">
            <text:p>2.0913235751</text:p>
          </table:table-cell>
          <table:table-cell office:value-type="float" office:value="0.0469551682" calcext:value-type="float">
            <text:p>0.0469551682</text:p>
          </table:table-cell>
          <table:table-cell office:value-type="float" office:value="2.0920376778" calcext:value-type="float">
            <text:p>2.0920376778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20376778" calcext:value-type="float">
            <text:p>2.0920376778</text:p>
          </table:table-cell>
          <table:table-cell office:value-type="float" office:value="18" calcext:value-type="float">
            <text:p>18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2038393" calcext:value-type="float">
            <text:p>2.0920383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51137922" calcext:value-type="float">
            <text:p>0.0451137922</text:p>
          </table:table-cell>
          <table:table-cell office:value-type="float" office:value="2.0744391199" calcext:value-type="float">
            <text:p>2.0744391199</text:p>
          </table:table-cell>
          <table:table-cell office:value-type="float" office:value="0.0451129787" calcext:value-type="float">
            <text:p>0.0451129787</text:p>
          </table:table-cell>
          <table:table-cell office:value-type="float" office:value="2.0742352009" calcext:value-type="float">
            <text:p>2.0742352009</text:p>
          </table:table-cell>
          <table:table-cell office:value-type="float" office:value="0.0451129787" calcext:value-type="float">
            <text:p>0.0451129787</text:p>
          </table:table-cell>
          <table:table-cell office:value-type="float" office:value="2.0742371082" calcext:value-type="float">
            <text:p>2.0742371082</text:p>
          </table:table-cell>
          <table:table-cell office:value-type="float" office:value="19" calcext:value-type="float">
            <text:p>19</text:p>
          </table:table-cell>
          <table:table-cell office:value-type="float" office:value="0.0451129712" calcext:value-type="float">
            <text:p>0.0451129712</text:p>
          </table:table-cell>
          <table:table-cell office:value-type="float" office:value="2.0742380619" calcext:value-type="float">
            <text:p>2.07423806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3408753" calcext:value-type="float">
            <text:p>0.043408753</text:p>
          </table:table-cell>
          <table:table-cell office:value-type="float" office:value="2.0780951072" calcext:value-type="float">
            <text:p>2.0780951072</text:p>
          </table:table-cell>
          <table:table-cell office:value-type="float" office:value="0.0434077196" calcext:value-type="float">
            <text:p>0.0434077196</text:p>
          </table:table-cell>
          <table:table-cell office:value-type="float" office:value="2.0778627396" calcext:value-type="float">
            <text:p>2.0778627396</text:p>
          </table:table-cell>
          <table:table-cell office:value-type="float" office:value="0.0434077345" calcext:value-type="float">
            <text:p>0.0434077345</text:p>
          </table:table-cell>
          <table:table-cell office:value-type="float" office:value="2.0778636932" calcext:value-type="float">
            <text:p>2.0778636932</text:p>
          </table:table-cell>
          <table:table-cell office:value-type="float" office:value="20" calcext:value-type="float">
            <text:p>20</text:p>
          </table:table-cell>
          <table:table-cell office:value-type="float" office:value="0.0434077382" calcext:value-type="float">
            <text:p>0.0434077382</text:p>
          </table:table-cell>
          <table:table-cell office:value-type="float" office:value="2.0778644085" calcext:value-type="float">
            <text:p>2.0778644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8247554" calcext:value-type="float">
            <text:p>0.0418247554</text:p>
          </table:table-cell>
          <table:table-cell office:value-type="float" office:value="2.0824599497" calcext:value-type="float">
            <text:p>2.0824599497</text:p>
          </table:table-cell>
          <table:table-cell office:value-type="float" office:value="0.0418240055" calcext:value-type="float">
            <text:p>0.0418240055</text:p>
          </table:table-cell>
          <table:table-cell office:value-type="float" office:value="2.082177639" calcext:value-type="float">
            <text:p>2.082177639</text:p>
          </table:table-cell>
          <table:table-cell office:value-type="float" office:value="0.0418240055" calcext:value-type="float">
            <text:p>0.0418240055</text:p>
          </table:table-cell>
          <table:table-cell office:value-type="float" office:value="2.0821783543" calcext:value-type="float">
            <text:p>2.0821783543</text:p>
          </table:table-cell>
          <table:table-cell office:value-type="float" office:value="21" calcext:value-type="float">
            <text:p>21</text:p>
          </table:table-cell>
          <table:table-cell office:value-type="float" office:value="0.0418239981" calcext:value-type="float">
            <text:p>0.0418239981</text:p>
          </table:table-cell>
          <table:table-cell office:value-type="float" office:value="2.0821781158" calcext:value-type="float">
            <text:p>2.0821781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03474721" calcext:value-type="float">
            <text:p>0.0403474721</text:p>
          </table:table-cell>
          <table:table-cell office:value-type="float" office:value="2.0865210094" calcext:value-type="float">
            <text:p>2.0865210094</text:p>
          </table:table-cell>
          <table:table-cell office:value-type="float" office:value="0.0403467715" calcext:value-type="float">
            <text:p>0.0403467715</text:p>
          </table:table-cell>
          <table:table-cell office:value-type="float" office:value="2.0861845016" calcext:value-type="float">
            <text:p>2.0861845016</text:p>
          </table:table-cell>
          <table:table-cell office:value-type="float" office:value="0.0403467678" calcext:value-type="float">
            <text:p>0.0403467678</text:p>
          </table:table-cell>
          <table:table-cell office:value-type="float" office:value="2.086186409" calcext:value-type="float">
            <text:p>2.086186409</text:p>
          </table:table-cell>
          <table:table-cell office:value-type="float" office:value="22" calcext:value-type="float">
            <text:p>22</text:p>
          </table:table-cell>
          <table:table-cell office:value-type="float" office:value="0.0403467789" calcext:value-type="float">
            <text:p>0.0403467789</text:p>
          </table:table-cell>
          <table:table-cell office:value-type="float" office:value="2.0861842632" calcext:value-type="float">
            <text:p>2.0861842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9666897" calcext:value-type="float">
            <text:p>0.0389666897</text:p>
          </table:table-cell>
          <table:table-cell office:value-type="float" office:value="2.0886057897" calcext:value-type="float">
            <text:p>2.0886057897</text:p>
          </table:table-cell>
          <table:table-cell office:value-type="float" office:value="0.0389659554" calcext:value-type="float">
            <text:p>0.0389659554</text:p>
          </table:table-cell>
          <table:table-cell office:value-type="float" office:value="2.0882201195" calcext:value-type="float">
            <text:p>2.0882201195</text:p>
          </table:table-cell>
          <table:table-cell office:value-type="float" office:value="0.0389659554" calcext:value-type="float">
            <text:p>0.0389659554</text:p>
          </table:table-cell>
          <table:table-cell office:value-type="float" office:value="2.0882225037" calcext:value-type="float">
            <text:p>2.0882225037</text:p>
          </table:table-cell>
          <table:table-cell office:value-type="float" office:value="23" calcext:value-type="float">
            <text:p>23</text:p>
          </table:table-cell>
          <table:table-cell office:value-type="float" office:value="0.0389659293" calcext:value-type="float">
            <text:p>0.0389659293</text:p>
          </table:table-cell>
          <table:table-cell office:value-type="float" office:value="2.0882205963" calcext:value-type="float">
            <text:p>2.08822059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6738201" calcext:value-type="float">
            <text:p>0.0376738201</text:p>
          </table:table-cell>
          <table:table-cell office:value-type="float" office:value="2.0869872548" calcext:value-type="float">
            <text:p>2.0869872548</text:p>
          </table:table-cell>
          <table:table-cell office:value-type="float" office:value="0.0376730338" calcext:value-type="float">
            <text:p>0.0376730338</text:p>
          </table:table-cell>
          <table:table-cell office:value-type="float" office:value="2.0865762234" calcext:value-type="float">
            <text:p>2.0865762234</text:p>
          </table:table-cell>
          <table:table-cell office:value-type="float" office:value="0.0376730487" calcext:value-type="float">
            <text:p>0.0376730487</text:p>
          </table:table-cell>
          <table:table-cell office:value-type="float" office:value="2.0865800381" calcext:value-type="float">
            <text:p>2.0865800381</text:p>
          </table:table-cell>
          <table:table-cell office:value-type="float" office:value="24" calcext:value-type="float">
            <text:p>24</text:p>
          </table:table-cell>
          <table:table-cell office:value-type="float" office:value="0.0376730561" calcext:value-type="float">
            <text:p>0.0376730561</text:p>
          </table:table-cell>
          <table:table-cell office:value-type="float" office:value="2.0865774155" calcext:value-type="float">
            <text:p>2.0865774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4594659" calcext:value-type="float">
            <text:p>0.0364594659</text:p>
          </table:table-cell>
          <table:table-cell office:value-type="float" office:value="2.0806994714" calcext:value-type="float">
            <text:p>2.0806994714</text:p>
          </table:table-cell>
          <table:table-cell office:value-type="float" office:value="0.0364587568" calcext:value-type="float">
            <text:p>0.0364587568</text:p>
          </table:table-cell>
          <table:table-cell office:value-type="float" office:value="2.0802879333" calcext:value-type="float">
            <text:p>2.0802879333</text:p>
          </table:table-cell>
          <table:table-cell office:value-type="float" office:value="0.0364587307" calcext:value-type="float">
            <text:p>0.0364587307</text:p>
          </table:table-cell>
          <table:table-cell office:value-type="float" office:value="2.080290556" calcext:value-type="float">
            <text:p>2.080290556</text:p>
          </table:table-cell>
          <table:table-cell office:value-type="float" office:value="25" calcext:value-type="float">
            <text:p>25</text:p>
          </table:table-cell>
          <table:table-cell office:value-type="float" office:value="0.0364587493" calcext:value-type="float">
            <text:p>0.0364587493</text:p>
          </table:table-cell>
          <table:table-cell office:value-type="float" office:value="2.0802898407" calcext:value-type="float">
            <text:p>2.08028984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53138911" calcext:value-type="float">
            <text:p>0.0353138911</text:p>
          </table:table-cell>
          <table:table-cell office:value-type="float" office:value="2.070117536" calcext:value-type="float">
            <text:p>2.070117536</text:p>
          </table:table-cell>
          <table:table-cell office:value-type="float" office:value="0.0353132486" calcext:value-type="float">
            <text:p>0.0353132486</text:p>
          </table:table-cell>
          <table:table-cell office:value-type="float" office:value="2.069763422" calcext:value-type="float">
            <text:p>2.069763422</text:p>
          </table:table-cell>
          <table:table-cell office:value-type="float" office:value="0.0353132561" calcext:value-type="float">
            <text:p>0.0353132561</text:p>
          </table:table-cell>
          <table:table-cell office:value-type="float" office:value="2.0697669983" calcext:value-type="float">
            <text:p>2.0697669983</text:p>
          </table:table-cell>
          <table:table-cell office:value-type="float" office:value="26" calcext:value-type="float">
            <text:p>26</text:p>
          </table:table-cell>
          <table:table-cell office:value-type="float" office:value="0.0353132486" calcext:value-type="float">
            <text:p>0.0353132486</text:p>
          </table:table-cell>
          <table:table-cell office:value-type="float" office:value="2.0697658062" calcext:value-type="float">
            <text:p>2.06976580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42282069" calcext:value-type="float">
            <text:p>0.0342282069</text:p>
          </table:table-cell>
          <table:table-cell office:value-type="float" office:value="2.0563649863" calcext:value-type="float">
            <text:p>2.0563649863</text:p>
          </table:table-cell>
          <table:table-cell office:value-type="float" office:value="0.0342278183" calcext:value-type="float">
            <text:p>0.0342278183</text:p>
          </table:table-cell>
          <table:table-cell office:value-type="float" office:value="2.0560939312" calcext:value-type="float">
            <text:p>2.0560939312</text:p>
          </table:table-cell>
          <table:table-cell office:value-type="float" office:value="0.0342278145" calcext:value-type="float">
            <text:p>0.0342278145</text:p>
          </table:table-cell>
          <table:table-cell office:value-type="float" office:value="2.0560965538" calcext:value-type="float">
            <text:p>2.0560965538</text:p>
          </table:table-cell>
          <table:table-cell office:value-type="float" office:value="27" calcext:value-type="float">
            <text:p>27</text:p>
          </table:table-cell>
          <table:table-cell office:value-type="float" office:value="0.0342278257" calcext:value-type="float">
            <text:p>0.0342278257</text:p>
          </table:table-cell>
          <table:table-cell office:value-type="float" office:value="2.0560936928" calcext:value-type="float">
            <text:p>2.05609369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1955119" calcext:value-type="float">
            <text:p>0.0331955119</text:p>
          </table:table-cell>
          <table:table-cell office:value-type="float" office:value="2.040654304" calcext:value-type="float">
            <text:p>2.040654304</text:p>
          </table:table-cell>
          <table:table-cell office:value-type="float" office:value="0.033195015" calcext:value-type="float">
            <text:p>0.033195015</text:p>
          </table:table-cell>
          <table:table-cell office:value-type="float" office:value="2.0404858589" calcext:value-type="float">
            <text:p>2.0404858589</text:p>
          </table:table-cell>
          <table:table-cell office:value-type="float" office:value="0.0331950225" calcext:value-type="float">
            <text:p>0.0331950225</text:p>
          </table:table-cell>
          <table:table-cell office:value-type="float" office:value="2.040489912" calcext:value-type="float">
            <text:p>2.040489912</text:p>
          </table:table-cell>
          <table:table-cell office:value-type="float" office:value="28" calcext:value-type="float">
            <text:p>28</text:p>
          </table:table-cell>
          <table:table-cell office:value-type="float" office:value="0.0331950039" calcext:value-type="float">
            <text:p>0.0331950039</text:p>
          </table:table-cell>
          <table:table-cell office:value-type="float" office:value="2.0404891968" calcext:value-type="float">
            <text:p>2.04048919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210864" calcext:value-type="float">
            <text:p>0.032210864</text:p>
          </table:table-cell>
          <table:table-cell office:value-type="float" office:value="2.0243044305" calcext:value-type="float">
            <text:p>2.0243044305</text:p>
          </table:table-cell>
          <table:table-cell office:value-type="float" office:value="0.0322101973" calcext:value-type="float">
            <text:p>0.0322101973</text:p>
          </table:table-cell>
          <table:table-cell office:value-type="float" office:value="2.0242586136" calcext:value-type="float">
            <text:p>2.0242586136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2643356" calcext:value-type="float">
            <text:p>2.0242643356</text:p>
          </table:table-cell>
          <table:table-cell office:value-type="float" office:value="29" calcext:value-type="float">
            <text:p>29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2609978" calcext:value-type="float">
            <text:p>2.0242609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271877" calcext:value-type="float">
            <text:p>0.031271877</text:p>
          </table:table-cell>
          <table:table-cell office:value-type="float" office:value="2.0090355716" calcext:value-type="float">
            <text:p>2.0090355716</text:p>
          </table:table-cell>
          <table:table-cell office:value-type="float" office:value="0.0312710106" calcext:value-type="float">
            <text:p>0.0312710106</text:p>
          </table:table-cell>
          <table:table-cell office:value-type="float" office:value="2.0088486671" calcext:value-type="float">
            <text:p>2.0088486671</text:p>
          </table:table-cell>
          <table:table-cell office:value-type="float" office:value="0.0312710032" calcext:value-type="float">
            <text:p>0.0312710032</text:p>
          </table:table-cell>
          <table:table-cell office:value-type="float" office:value="2.0088481903" calcext:value-type="float">
            <text:p>2.0088481903</text:p>
          </table:table-cell>
          <table:table-cell office:value-type="float" office:value="30" calcext:value-type="float">
            <text:p>30</text:p>
          </table:table-cell>
          <table:table-cell office:value-type="float" office:value="0.0312710069" calcext:value-type="float">
            <text:p>0.0312710069</text:p>
          </table:table-cell>
          <table:table-cell office:value-type="float" office:value="2.0088481903" calcext:value-type="float">
            <text:p>2.0088481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7:41:38.472775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5:17:58.288439213</meta:creation-date>
    <dc:date>2018-05-31T17:43:53.078562634</dc:date>
    <meta:editing-duration>PT13M48S</meta:editing-duration>
    <meta:editing-cycles>4</meta:editing-cycles>
    <meta:generator>LibreOffice/5.1.6.2$Linux_X86_64 LibreOffice_project/10m0$Build-2</meta:generator>
    <meta:document-statistic meta:table-count="1" meta:cell-count="3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13cm" svg:height="16.257cm" xlink:href=".." xlink:type="simple" chart:class="chart:line" chart:style-name="ch1">
        <chart:title svg:x="7.543cm" svg:y="0.461cm" chart:style-name="ch2">
          <text:p>Vidutinių paklaidų grafikas</text:p>
        </chart:title>
        <chart:legend chart:legend-position="end" svg:x="16.111cm" svg:y="7.421cm" style:legend-expansion="high" chart:style-name="ch3"/>
        <chart:plot-area chart:style-name="ch4" table:cell-range-address="Sheet1.A1:Sheet1.A1 Sheet1.B2:Sheet1.B32 Sheet1.H1:Sheet1.H1 Sheet1.I2:Sheet1.I31" chart:data-source-has-labels="row" svg:x="1.711cm" svg:y="1.565cm" svg:width="13.992cm" svg:height="13.094cm">
          <chartooo:coordinate-region svg:x="2.623cm" svg:y="1.765cm" svg:width="12.893cm" svg:height="12.247cm"/>
          <chart:axis chart:dimension="x" chart:name="primary-x" chart:style-name="ch5">
            <chart:title svg:x="6.739cm" svg:y="14.984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146cm" chart:style-name="ch9">
              <text:p>Vidutinė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B2:Sheet1.B32" chart:label-cell-address="Sheet1.A1:Sheet1.A1" chart:class="chart:line">
            <chart:data-point chart:repeated="31"/>
          </chart:series>
          <chart:series chart:attached-axis="primary-y" chart:style-name="ch12" chart:values-cell-range-address="Sheet1.I2:Sheet1.I31" chart:label-cell-address="Sheet1.H1:Sheet1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 CPU</text:p>
                <draw:g>
                  <svg:desc>Sheet1.A1:Sheet1.A1</svg:desc>
                </draw:g>
              </table:table-cell>
              <table:table-cell office:value-type="string">
                <text:p>Float CPU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43789763">
                <text:p>0.3743789763</text:p>
                <draw:g>
                  <svg:desc>Sheet1.B2:Sheet1.B32</svg:desc>
                </draw:g>
              </table:table-cell>
              <table:table-cell office:value-type="float" office:value="0.3743573427">
                <text:p>0.3743573427</text:p>
                <draw:g>
                  <svg:desc>Sheet1.I2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74672626">
                <text:p>0.1674672626</text:p>
              </table:table-cell>
              <table:table-cell office:value-type="float" office:value="0.1674589515">
                <text:p>0.1674589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3523549">
                <text:p>0.1343523549</text:p>
              </table:table-cell>
              <table:table-cell office:value-type="float" office:value="0.1343473196">
                <text:p>0.1343473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9298578">
                <text:p>0.1159298578</text:p>
              </table:table-cell>
              <table:table-cell office:value-type="float" office:value="0.1159240231">
                <text:p>0.1159240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2595606">
                <text:p>0.1032595606</text:p>
              </table:table-cell>
              <table:table-cell office:value-type="float" office:value="0.1032543182">
                <text:p>0.1032543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6879536">
                <text:p>0.0936879536</text:p>
              </table:table-cell>
              <table:table-cell office:value-type="float" office:value="0.0936818197">
                <text:p>0.0936818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1021216">
                <text:p>0.0861021216</text:p>
              </table:table-cell>
              <table:table-cell office:value-type="float" office:value="0.0860973224">
                <text:p>0.0860973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8598939">
                <text:p>0.0798598939</text:p>
              </table:table-cell>
              <table:table-cell office:value-type="float" office:value="0.0798557028">
                <text:p>0.0798557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5426304">
                <text:p>0.0745426304</text:p>
              </table:table-cell>
              <table:table-cell office:value-type="float" office:value="0.0745388567">
                <text:p>0.0745388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9093992">
                <text:p>0.0699093992</text:p>
              </table:table-cell>
              <table:table-cell office:value-type="float" office:value="0.069906354">
                <text:p>0.069906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8310457">
                <text:p>0.0658310457</text:p>
              </table:table-cell>
              <table:table-cell office:value-type="float" office:value="0.065827921">
                <text:p>0.065827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240784">
                <text:p>0.0622240784</text:p>
              </table:table-cell>
              <table:table-cell office:value-type="float" office:value="0.0622212254">
                <text:p>0.0622212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0120519">
                <text:p>0.0590120519</text:p>
              </table:table-cell>
              <table:table-cell office:value-type="float" office:value="0.0590097494">
                <text:p>0.0590097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1279418">
                <text:p>0.0561279418</text:p>
              </table:table-cell>
              <table:table-cell office:value-type="float" office:value="0.0561259165">
                <text:p>0.0561259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5153913">
                <text:p>0.0535153913</text:p>
              </table:table-cell>
              <table:table-cell office:value-type="float" office:value="0.053513784">
                <text:p>0.053513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1339743">
                <text:p>0.0511339743</text:p>
              </table:table-cell>
              <table:table-cell office:value-type="float" office:value="0.0511324815">
                <text:p>0.0511324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9557132">
                <text:p>0.0489557132</text:p>
              </table:table-cell>
              <table:table-cell office:value-type="float" office:value="0.0489544161">
                <text:p>0.0489544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9564665">
                <text:p>0.0469564665</text:p>
              </table:table-cell>
              <table:table-cell office:value-type="float" office:value="0.0469551757">
                <text:p>0.0469551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137922">
                <text:p>0.0451137922</text:p>
              </table:table-cell>
              <table:table-cell office:value-type="float" office:value="0.0451129712">
                <text:p>0.0451129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408753">
                <text:p>0.043408753</text:p>
              </table:table-cell>
              <table:table-cell office:value-type="float" office:value="0.0434077382">
                <text:p>0.0434077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8247554">
                <text:p>0.0418247554</text:p>
              </table:table-cell>
              <table:table-cell office:value-type="float" office:value="0.0418239981">
                <text:p>0.0418239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3474721">
                <text:p>0.0403474721</text:p>
              </table:table-cell>
              <table:table-cell office:value-type="float" office:value="0.0403467789">
                <text:p>0.0403467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9666897">
                <text:p>0.0389666897</text:p>
              </table:table-cell>
              <table:table-cell office:value-type="float" office:value="0.0389659293">
                <text:p>0.0389659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6738201">
                <text:p>0.0376738201</text:p>
              </table:table-cell>
              <table:table-cell office:value-type="float" office:value="0.0376730561">
                <text:p>0.0376730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4594659">
                <text:p>0.0364594659</text:p>
              </table:table-cell>
              <table:table-cell office:value-type="float" office:value="0.0364587493">
                <text:p>0.0364587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3138911">
                <text:p>0.0353138911</text:p>
              </table:table-cell>
              <table:table-cell office:value-type="float" office:value="0.0353132486">
                <text:p>0.0353132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2282069">
                <text:p>0.0342282069</text:p>
              </table:table-cell>
              <table:table-cell office:value-type="float" office:value="0.0342278257">
                <text:p>0.0342278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1955119">
                <text:p>0.0331955119</text:p>
              </table:table-cell>
              <table:table-cell office:value-type="float" office:value="0.0331950039">
                <text:p>0.0331950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210864">
                <text:p>0.032210864</text:p>
              </table:table-cell>
              <table:table-cell office:value-type="float" office:value="0.0322101861">
                <text:p>0.0322101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271877">
                <text:p>0.031271877</text:p>
              </table:table-cell>
              <table:table-cell office:value-type="float" office:value="0.0312710069">
                <text:p>0.0312710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cm" svg:height="16.256cm" xlink:href=".." xlink:type="simple" chart:class="chart:line" chart:style-name="ch1">
        <chart:title svg:x="7.506cm" svg:y="0.461cm" chart:style-name="ch2">
          <text:p>Maksimalių paklaidų grafikas</text:p>
        </chart:title>
        <chart:legend chart:legend-position="end" svg:x="16.618cm" svg:y="7.421cm" style:legend-expansion="high" chart:style-name="ch3"/>
        <chart:plot-area chart:style-name="ch4" table:cell-range-address="Sheet1.A1:Sheet1.A1 Sheet1.C2:Sheet1.C31 Sheet1.H1:Sheet1.H1 Sheet1.J2:Sheet1.J31" chart:data-source-has-labels="row" svg:x="1.721cm" svg:y="1.565cm" svg:width="14.479cm" svg:height="13.093cm">
          <chartooo:coordinate-region svg:x="2.448cm" svg:y="1.765cm" svg:width="13.565cm" svg:height="12.246cm"/>
          <chart:axis chart:dimension="x" chart:name="primary-x" chart:style-name="ch5">
            <chart:title svg:x="6.992cm" svg:y="14.983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37cm" chart:style-name="ch9">
              <text:p>Maksimali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C2:Sheet1.C31" chart:label-cell-address="Sheet1.A1:Sheet1.A1" chart:class="chart:line">
            <chart:data-point chart:repeated="30"/>
          </chart:series>
          <chart:series chart:attached-axis="primary-y" chart:style-name="ch12" chart:values-cell-range-address="Sheet1.J2:Sheet1.J31" chart:label-cell-address="Sheet1.H1:Sheet1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 CPU</text:p>
                <draw:g>
                  <svg:desc>Sheet1.A1:Sheet1.A1</svg:desc>
                </draw:g>
              </table:table-cell>
              <table:table-cell office:value-type="string">
                <text:p>Float CPU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980374788">
                <text:p>4.5980374788</text:p>
                <draw:g>
                  <svg:desc>Sheet1.C2:Sheet1.C31</svg:desc>
                </draw:g>
              </table:table-cell>
              <table:table-cell office:value-type="float" office:value="4.5980377197">
                <text:p>4.5980377197</text:p>
                <draw:g>
                  <svg:desc>Sheet1.J2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29920372">
                <text:p>2.9029920372</text:p>
              </table:table-cell>
              <table:table-cell office:value-type="float" office:value="2.9030013084">
                <text:p>2.9030013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90619617">
                <text:p>2.8990619617</text:p>
              </table:table-cell>
              <table:table-cell office:value-type="float" office:value="2.8990671635">
                <text:p>2.8990671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5186743">
                <text:p>2.8675186743</text:p>
              </table:table-cell>
              <table:table-cell office:value-type="float" office:value="2.8675496578">
                <text:p>2.867549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82161141">
                <text:p>2.8682161141</text:p>
              </table:table-cell>
              <table:table-cell office:value-type="float" office:value="2.8683001995">
                <text:p>2.8683001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24362155">
                <text:p>2.8624362155</text:p>
              </table:table-cell>
              <table:table-cell office:value-type="float" office:value="2.8625369072">
                <text:p>2.8625369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9126271">
                <text:p>2.8459126271</text:p>
              </table:table-cell>
              <table:table-cell office:value-type="float" office:value="2.8460333347">
                <text:p>2.8460333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2093982">
                <text:p>2.822093982</text:p>
              </table:table-cell>
              <table:table-cell office:value-type="float" office:value="2.8222472668">
                <text:p>2.8222472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02554844">
                <text:p>2.7902554844</text:p>
              </table:table-cell>
              <table:table-cell office:value-type="float" office:value="2.7904520035">
                <text:p>2.7904520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61799172">
                <text:p>2.7461799172</text:p>
              </table:table-cell>
              <table:table-cell office:value-type="float" office:value="2.7464497089">
                <text:p>2.7464497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14479541">
                <text:p>2.6814479541</text:p>
              </table:table-cell>
              <table:table-cell office:value-type="float" office:value="2.6818344593">
                <text:p>2.6818344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5156625">
                <text:p>2.585156625</text:p>
              </table:table-cell>
              <table:table-cell office:value-type="float" office:value="2.5857336521">
                <text:p>2.585733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501551153">
                <text:p>2.4501551153</text:p>
              </table:table-cell>
              <table:table-cell office:value-type="float" office:value="2.4509906769">
                <text:p>2.4509906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18385229">
                <text:p>2.3018385229</text:p>
              </table:table-cell>
              <table:table-cell office:value-type="float" office:value="2.3028249741">
                <text:p>2.3028249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48764236">
                <text:p>2.2348764236</text:p>
              </table:table-cell>
              <table:table-cell office:value-type="float" office:value="2.2358043194">
                <text:p>2.2358043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779988156">
                <text:p>2.1779988156</text:p>
              </table:table-cell>
              <table:table-cell office:value-type="float" office:value="2.1788415909">
                <text:p>2.1788415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09310425">
                <text:p>2.1309310425</text:p>
              </table:table-cell>
              <table:table-cell office:value-type="float" office:value="2.1316993237">
                <text:p>2.131699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13235751">
                <text:p>2.0913235751</text:p>
              </table:table-cell>
              <table:table-cell office:value-type="float" office:value="2.092038393">
                <text:p>2.092038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44391199">
                <text:p>2.0744391199</text:p>
              </table:table-cell>
              <table:table-cell office:value-type="float" office:value="2.0742380619">
                <text:p>2.0742380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80951072">
                <text:p>2.0780951072</text:p>
              </table:table-cell>
              <table:table-cell office:value-type="float" office:value="2.0778644085">
                <text:p>2.077864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24599497">
                <text:p>2.0824599497</text:p>
              </table:table-cell>
              <table:table-cell office:value-type="float" office:value="2.0821781158">
                <text:p>2.0821781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65210094">
                <text:p>2.0865210094</text:p>
              </table:table-cell>
              <table:table-cell office:value-type="float" office:value="2.0861842632">
                <text:p>2.0861842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86057897">
                <text:p>2.0886057897</text:p>
              </table:table-cell>
              <table:table-cell office:value-type="float" office:value="2.0882205963">
                <text:p>2.0882205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69872548">
                <text:p>2.0869872548</text:p>
              </table:table-cell>
              <table:table-cell office:value-type="float" office:value="2.0865774155">
                <text:p>2.0865774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06994714">
                <text:p>2.0806994714</text:p>
              </table:table-cell>
              <table:table-cell office:value-type="float" office:value="2.0802898407">
                <text:p>2.0802898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70117536">
                <text:p>2.070117536</text:p>
              </table:table-cell>
              <table:table-cell office:value-type="float" office:value="2.0697658062">
                <text:p>2.069765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63649863">
                <text:p>2.0563649863</text:p>
              </table:table-cell>
              <table:table-cell office:value-type="float" office:value="2.0560936928">
                <text:p>2.0560936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0654304">
                <text:p>2.040654304</text:p>
              </table:table-cell>
              <table:table-cell office:value-type="float" office:value="2.0404891968">
                <text:p>2.0404891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243044305">
                <text:p>2.0243044305</text:p>
              </table:table-cell>
              <table:table-cell office:value-type="float" office:value="2.0242609978">
                <text:p>2.0242609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90355716">
                <text:p>2.0090355716</text:p>
              </table:table-cell>
              <table:table-cell office:value-type="float" office:value="2.0088481903">
                <text:p>2.0088481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2cm" svg:height="16.257cm" xlink:href=".." xlink:type="simple" chart:class="chart:line" chart:style-name="ch1">
        <chart:title svg:x="7.203cm" svg:y="0.461cm" chart:style-name="ch2">
          <text:p>Atpažinti paveiksliukai iš 10.000</text:p>
        </chart:title>
        <chart:legend chart:legend-position="end" svg:x="16.62cm" svg:y="7.421cm" style:legend-expansion="high" chart:style-name="ch3"/>
        <chart:plot-area chart:style-name="ch4" table:cell-range-address="Sheet1.A1:Sheet1.A1 Sheet1.E2:Sheet1.E31 Sheet1.H1:Sheet1.H1 Sheet1.L2:Sheet1.L31" chart:data-source-has-labels="row" svg:x="1.721cm" svg:y="1.565cm" svg:width="14.481cm" svg:height="13.094cm">
          <chartooo:coordinate-region svg:x="2.448cm" svg:y="1.764cm" svg:width="13.567cm" svg:height="12.248cm"/>
          <chart:axis chart:dimension="x" chart:name="primary-x" chart:style-name="ch5">
            <chart:title svg:x="6.993cm" svg:y="14.984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1.469cm" chart:style-name="ch9">
              <text:p>Atpažintų paveiksliukų kiekis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E2:Sheet1.E31" chart:label-cell-address="Sheet1.A1:Sheet1.A1" chart:class="chart:line">
            <chart:data-point chart:repeated="30"/>
          </chart:series>
          <chart:series chart:attached-axis="primary-y" chart:style-name="ch12" chart:values-cell-range-address="Sheet1.L2:Sheet1.L31" chart:label-cell-address="Sheet1.H1:Sheet1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 CPU</text:p>
                <draw:g>
                  <svg:desc>Sheet1.A1:Sheet1.A1</svg:desc>
                </draw:g>
              </table:table-cell>
              <table:table-cell office:value-type="string">
                <text:p>Float CPU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980377197">
                <text:p>4.5980377197</text:p>
                <draw:g>
                  <svg:desc>Sheet1.E2:Sheet1.E31</svg:desc>
                </draw:g>
              </table:table-cell>
              <table:table-cell office:value-type="float" office:value="NaN">
                <text:p>NaN</text:p>
                <draw:g>
                  <svg:desc>Sheet1.L2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30005932">
                <text:p>2.9030005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90666866">
                <text:p>2.8990666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549181">
                <text:p>2.867549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82990074">
                <text:p>2.868299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25369072">
                <text:p>2.862536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60328579">
                <text:p>2.8460328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22463131">
                <text:p>2.822246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04500961">
                <text:p>2.7904500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644804">
                <text:p>2.7464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18311214">
                <text:p>2.681831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57303143">
                <text:p>2.5857303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509854317">
                <text:p>2.4509854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28247356">
                <text:p>2.302824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58033657">
                <text:p>2.235803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788406372">
                <text:p>2.178840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169837">
                <text:p>2.13169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20376778">
                <text:p>2.0920376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42352009">
                <text:p>2.0742352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78627396">
                <text:p>2.0778627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2177639">
                <text:p>2.082177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61845016">
                <text:p>2.0861845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82201195">
                <text:p>2.088220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65762234">
                <text:p>2.086576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02879333">
                <text:p>2.080287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69763422">
                <text:p>2.06976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60939312">
                <text:p>2.056093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04858589">
                <text:p>2.0404858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242586136">
                <text:p>2.0242586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88486671">
                <text:p>2.00884866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